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8.969375cm"/>
    </style:style>
    <style:style style:name="co3" style:family="table-column">
      <style:table-column-properties fo:break-before="auto" style:column-width="6.58812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7.8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0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20" table:style-name="ce3"/>
          <table:table-cell table:number-columns-repeated="16358"/>
        </table:table-row>
        <table:table-row table:style-name="ro2">
          <table:table-cell office:value-type="string" table:style-name="ce4">
            <text:p>(SEO ou accessiblité ?)</text:p>
          </table:table-cell>
          <table:table-cell table:number-columns-repeated="3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1">
            <text:p>SEO</text:p>
          </table:table-cell>
          <table:table-cell office:value-type="string" table:style-name="ce1">
            <text:p>Nom des pages non conformes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1">
            <text:p>SEO</text:p>
          </table:table-cell>
          <table:table-cell office:value-type="string" table:style-name="ce1">
            <text:p>2 Titres sont des images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1">
            <text:p>Accessibilité</text:p>
          </table:table-cell>
          <table:table-cell office:value-type="string" table:style-name="ce1">
            <text:p>Page 2 &gt;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1">
            <text:p>Accessibilité</text:p>
          </table:table-cell>
          <table:table-cell office:value-type="string" table:style-name="ce1">
            <text:p>Revenir a l’accueil indisponible sur la page 2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1">
            <text:p>Accessibilité</text:p>
          </table:table-cell>
          <table:table-cell office:value-type="string" table:style-name="ce1">
            <text:p>Hauteur et largeur des images page d’accueil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1">
            <text:p>SEO</text:p>
          </table:table-cell>
          <table:table-cell office:value-type="string" table:style-name="ce1">
            <text:p>Validateur HTML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style-name="ce1">
            <text:p>SEO</text:p>
          </table:table-cell>
          <table:table-cell office:value-type="string" table:style-name="ce6">
            <text:p>Validateur CSS</text:p>
          </table:table-cell>
          <table:table-cell table:number-columns-repeated="2" table:style-name="ce1"/>
          <table:table-cell table:style-name="ce5"/>
          <table:table-cell table:number-columns-repeated="16379" table:style-name="ce1"/>
        </table:table-row>
        <table:table-row table:number-rows-repeated="6" table:style-name="ro2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number-rows-repeated="980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609</meta:generator>
    <meta:initial-creator>Utilisateur Microsoft Office</meta:initial-creator>
    <dc:creator>Baptiste Dijoux</dc:creator>
    <meta:creation-date>2019-07-30T12:33:25Z</meta:creation-date>
    <dc:date>2021-10-20T09:09:40Z</dc:date>
    <meta:editing-cycles>1</meta:editing-cycles>
    <meta:editing-duration>PT552S</meta:editing-duration>
    <meta:user-defined meta:name="AppVersion">15.0300</meta:user-defined>
  </office:meta>
</office:document-meta>
</file>